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Dash_20_2" svg:stroke-width="0cm" draw:stroke-linejoin="none" svg:stroke-linecap="butt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solid" draw:stroke-dash="Dash_20_2" svg:stroke-width="1.151cm" svg:stroke-color="#996600" draw:stroke-linejoin="round" svg:stroke-linecap="butt" draw:fill="solid" draw:fill-color="#ffffff" draw:textarea-horizontal-align="center" draw:textarea-vertical-align="middle" fo:padding-top="0.575cm" fo:padding-bottom="0.575cm" fo:padding-left="0.575cm" fo:padding-right="0.575cm"/>
    </style:style>
    <style:style style:name="gr3" style:family="graphic" style:parent-style-name="standard">
      <style:graphic-properties draw:stroke="solid" draw:stroke-dash="Dash_20_2" svg:stroke-width="0cm" svg:stroke-color="#1e6600" draw:stroke-linejoin="none" svg:stroke-linecap="butt" draw:fill="solid" draw:fill-color="#9966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7.272cm" svg:height="18.237cm" svg:x="2.662cm" svg:y="2.452cm" svg:viewBox="0 0 17273 18238" svg:d="M8636 18238c-1589 0-2942-382-4318-1221-1377-839-2367-1884-3161-3338-795-1454-1157-2881-1157-4559 0-1679 362-3107 1157-4561 794-1454 1784-2497 3161-3336 1376-841 2729-1223 4317-1223 1591 0 2944 382 4319 1223 1378 839 2367 1882 3162 3336s1157 2882 1157 4559c0 1680-362 3107-1157 4561s-1784 2499-3162 3338c-1375 839-2728 1221-4318 1221z">
          <text:p/>
        </draw:path>
        <draw:path draw:style-name="gr2" draw:text-style-name="P1" draw:layer="layout" svg:width="13.843cm" svg:height="14.617cm" svg:x="4.354cm" svg:y="4.169cm" svg:viewBox="0 0 13844 14618" svg:d="M6922 14618c-1274 0-2358-306-3461-979-1104-673-1897-1510-2534-2675-637-1166-927-2309-927-3655 0-1345 290-2489 927-3655 637-1165 1430-2002 2534-2674 1103-674 2187-980 3460-980 1275 0 2359 306 3462 980 1104 672 1897 1509 2534 2674 637 1166 927 2310 927 3654 0 1347-290 2490-927 3656-637 1165-1430 2002-2534 2675-1103 673-2187 979-3461 979z">
          <text:p/>
        </draw:path>
        <draw:path draw:style-name="gr3" draw:text-style-name="P1" draw:layer="layout" svg:width="8.405cm" svg:height="10.501cm" svg:x="7.109cm" svg:y="6.129cm" svg:viewBox="0 0 8406 10502" svg:d="M3890 0h670l671 313 313 313 89 134 90 178 1162 358 90 45 313 223 134 134 134 179 134 268 45 134 45 224v268l-45 223-45 45-134 268v45l-89 134-90 89 45 45 134 44h45l268 179 224 224 134 178 89 179 90 268v537l-179 447-90 134-357 357-358 179-134 45-313 44h-492l-90 90-312 491-135 268-313 492-89 89-358 581v1565l-44 134-269 268h-44l-90 44-45 45h-983l-179-89-224-224v-44l-44-134-45-45v-1520l-90-178-313-492-89-89-671-1118-89-89-805-89-268-90-90-44-268-179-268-268-90-134-178-537v-357l44-224 179-357 447-447 269-134h44l45-45v-45l-179-223-179-358v-357l45-313 89-313 90-134 402-402 1431-536 179-268v-45l223-224 179-134 269-134zM3264 6435h1878v45l-135 268-89 90-358 715-44 44h-582l-89-89-90-134v-45l-491-84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0$Unix OpenOffice.org_project/410m18$Build-9764</meta:generator>
    <dc:date>2014-10-03T16:23:35</dc:date>
    <meta:editing-duration>PT2M38S</meta:editing-duration>
    <meta:editing-cycles>1</meta:editing-cycles>
    <meta:document-statistic meta:object-count="3"/>
  </office:meta>
</office:document-meta>
</file>